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
    </style:style>
    <style:style style:name="P3" style:family="paragraph" style:parent-style-name="Heading_20_1">
      <style:paragraph-properties fo:margin-left="0cm" fo:margin-right="0cm" fo:text-indent="0cm" style:auto-text-indent="false"/>
      <style:text-properties style:font-name="Times New Roman"/>
    </style:style>
    <style:style style:name="P4" style:family="paragraph" style:parent-style-name="Heading_20_1">
      <style:paragraph-properties fo:margin-left="0cm" fo:margin-right="0cm" fo:text-indent="0cm" style:auto-text-indent="false" fo:break-before="page"/>
      <style:text-properties style:font-name="Times New Roman"/>
    </style:style>
    <style:style style:name="P5" style:family="paragraph" style:parent-style-name="Heading_20_2">
      <style:paragraph-properties fo:margin-left="0cm" fo:margin-right="0cm" fo:text-indent="0cm" style:auto-text-indent="false"/>
      <style:text-properties style:font-name="Times New Roman"/>
    </style:style>
    <style:style style:name="P6" style:family="paragraph" style:parent-style-name="Text_20_body" style:list-style-name="L1">
      <style:paragraph-properties fo:margin-left="0cm" fo:margin-right="0cm" fo:margin-top="0cm" fo:margin-bottom="0cm" style:contextual-spacing="false" fo:text-indent="0cm" style:auto-text-indent="false"/>
      <style:text-properties style:font-name="Times New Roman"/>
    </style:style>
    <style:style style:name="P7" style:family="paragraph" style:parent-style-name="Text_20_body" style:list-style-name="L1">
      <style:paragraph-properties fo:margin-left="0cm" fo:margin-right="0cm" fo:text-indent="0cm" style:auto-text-indent="false"/>
      <style:text-properties style:font-name="Times New Roman"/>
    </style:style>
    <style:style style:name="P8" style:family="paragraph" style:parent-style-name="Text_20_body" style:list-style-name="L2">
      <style:paragraph-properties fo:margin-left="0cm" fo:margin-right="0cm" fo:margin-top="0cm" fo:margin-bottom="0cm" style:contextual-spacing="false" fo:text-indent="0cm" style:auto-text-indent="false"/>
      <style:text-properties style:font-name="Times New Roman"/>
    </style:style>
    <style:style style:name="P9" style:family="paragraph" style:parent-style-name="Text_20_body" style:list-style-name="L2">
      <style:paragraph-properties fo:margin-left="0cm" fo:margin-right="0cm" fo:text-indent="0cm" style:auto-text-indent="false"/>
    </style:style>
    <style:style style:name="P10"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style:style>
    <style:style style:name="P11" style:family="paragraph" style:parent-style-name="Text_20_body" style:list-style-name="L3">
      <style:paragraph-properties fo:margin-left="0cm" fo:margin-right="0cm" fo:text-indent="0cm" style:auto-text-indent="false"/>
      <style:text-properties style:font-name="Times New Roman"/>
    </style:style>
    <style:style style:name="P12" style:family="paragraph" style:parent-style-name="Text_20_body" style:list-style-name="L4">
      <style:paragraph-properties fo:margin-left="0cm" fo:margin-right="0cm" fo:margin-top="0cm" fo:margin-bottom="0cm" style:contextual-spacing="false" fo:text-indent="0cm" style:auto-text-indent="false"/>
      <style:text-properties style:font-name="Times New Roman"/>
    </style:style>
    <style:style style:name="P13" style:family="paragraph" style:parent-style-name="Text_20_body" style:list-style-name="L4">
      <style:paragraph-properties fo:margin-left="0cm" fo:margin-right="0cm" fo:text-indent="0cm" style:auto-text-indent="false"/>
      <style:text-properties style:font-name="Times New Roman"/>
    </style:style>
    <style:style style:name="P14" style:family="paragraph" style:parent-style-name="Text_20_body" style:list-style-name="L5">
      <style:paragraph-properties fo:margin-left="0cm" fo:margin-right="0cm" fo:margin-top="0cm" fo:margin-bottom="0cm" style:contextual-spacing="false" fo:text-indent="0cm" style:auto-text-indent="false"/>
    </style:style>
    <style:style style:name="P15" style:family="paragraph" style:parent-style-name="Text_20_body" style:list-style-name="L5">
      <style:paragraph-properties fo:margin-left="0cm" fo:margin-right="0cm" fo:text-indent="0cm" style:auto-text-indent="false"/>
    </style:style>
    <style:style style:name="P16" style:family="paragraph" style:parent-style-name="Quotations">
      <style:paragraph-properties fo:margin-left="1cm" fo:margin-right="1cm" fo:text-indent="0cm" style:auto-text-indent="false"/>
      <style:text-properties style:font-name="Times New Roman" officeooo:paragraph-rsid="00068205"/>
    </style:style>
    <style:style style:name="P17" style:family="paragraph" style:parent-style-name="Quotations">
      <style:paragraph-properties fo:line-height="100%" style:register-true="true"/>
      <style:text-properties style:font-name="Times New Roman" officeooo:paragraph-rsid="00068205"/>
    </style:style>
    <style:style style:name="P18" style:family="paragraph" style:parent-style-name="Quotations">
      <style:paragraph-properties fo:margin-left="1cm" fo:margin-right="1cm" fo:text-indent="0cm" style:auto-text-indent="false"/>
      <style:text-properties style:font-name="Times New Roman"/>
    </style:style>
    <style:style style:name="P19" style:family="paragraph" style:parent-style-name="Heading_20_2">
      <style:paragraph-properties fo:margin-left="0cm" fo:margin-right="0cm" fo:text-indent="0cm" style:auto-text-indent="false" fo:break-before="page"/>
    </style:style>
    <style:style style:name="P20" style:family="paragraph" style:parent-style-name="Heading_20_3">
      <style:paragraph-properties fo:margin-left="0cm" fo:margin-right="0cm" fo:text-indent="0cm" style:auto-text-indent="false"/>
      <style:text-properties style:font-name="Times New Roman"/>
    </style:style>
    <style:style style:name="P21" style:family="paragraph" style:parent-style-name="Text_20_body" style:list-style-name="L6">
      <style:paragraph-properties fo:margin-left="0cm" fo:margin-right="0cm" fo:margin-top="0cm" fo:margin-bottom="0cm" style:contextual-spacing="false" fo:text-indent="0cm" style:auto-text-indent="false"/>
      <style:text-properties style:font-name="Times New Roman"/>
    </style:style>
    <style:style style:name="P22" style:family="paragraph" style:parent-style-name="Text_20_body" style:list-style-name="L6">
      <style:paragraph-properties fo:margin-left="0cm" fo:margin-right="0cm" fo:text-indent="0cm" style:auto-text-indent="false"/>
      <style:text-properties style:font-name="Times New Roman"/>
    </style:style>
    <style:style style:name="P23" style:family="paragraph" style:parent-style-name="Quotations">
      <style:paragraph-properties fo:margin-left="1cm" fo:margin-right="1cm" fo:text-indent="0cm" style:auto-text-indent="false"/>
      <style:text-properties style:font-name="Times New Roman" officeooo:paragraph-rsid="000cba88"/>
    </style:style>
    <style:style style:name="P24" style:family="paragraph" style:parent-style-name="Text_20_body" style:list-style-name="L7">
      <style:paragraph-properties fo:margin-left="0cm" fo:margin-right="0cm" fo:margin-top="0cm" fo:margin-bottom="0cm" style:contextual-spacing="false" fo:text-indent="0cm" style:auto-text-indent="false"/>
    </style:style>
    <style:style style:name="P25" style:family="paragraph" style:parent-style-name="Text_20_body" style:list-style-name="L7">
      <style:paragraph-properties fo:margin-left="0cm" fo:margin-right="0cm" fo:text-indent="0cm" style:auto-text-indent="false"/>
      <style:text-properties officeooo:paragraph-rsid="0008d341"/>
    </style:style>
    <style:style style:name="P26" style:family="paragraph" style:parent-style-name="Text_20_body" style:list-style-name="L7">
      <style:paragraph-properties fo:margin-left="0cm" fo:margin-right="0cm" fo:text-indent="0cm" style:auto-text-indent="false"/>
      <style:text-properties style:font-name="Times New Roman" officeooo:paragraph-rsid="0008d341"/>
    </style:style>
    <style:style style:name="P27" style:family="paragraph" style:parent-style-name="Text_20_body" style:list-style-name="L7">
      <style:paragraph-properties fo:margin-left="0cm" fo:margin-right="0cm" fo:text-indent="0cm" style:auto-text-indent="false"/>
      <style:text-properties officeooo:paragraph-rsid="00068205"/>
    </style:style>
    <style:style style:name="P28" style:family="paragraph" style:parent-style-name="Text_20_body" style:list-style-name="L8">
      <style:paragraph-properties fo:margin-left="0cm" fo:margin-right="0cm" fo:margin-top="0cm" fo:margin-bottom="0cm" style:contextual-spacing="false" fo:text-indent="0cm" style:auto-text-indent="false"/>
      <style:text-properties style:font-name="Times New Roman"/>
    </style:style>
    <style:style style:name="P29" style:family="paragraph" style:parent-style-name="Text_20_body" style:list-style-name="L8">
      <style:paragraph-properties fo:margin-left="0cm" fo:margin-right="0cm" fo:text-indent="0cm" style:auto-text-indent="false"/>
      <style:text-properties style:font-name="Times New Roman"/>
    </style:style>
    <style:style style:name="P30" style:family="paragraph" style:parent-style-name="Quotations" style:master-page-name="">
      <loext:graphic-properties draw:fill="none"/>
      <style:paragraph-properties fo:margin-left="0cm" fo:margin-right="1cm" fo:margin-top="0cm" fo:margin-bottom="0.499cm" style:contextual-spacing="false" fo:text-indent="0cm" style:auto-text-indent="false" style:page-number="auto" fo:background-color="transparent"/>
      <style:text-properties style:font-name="Times New Roman" officeooo:rsid="000be543" officeooo:paragraph-rsid="000be543"/>
    </style:style>
    <style:style style:name="P31" style:family="paragraph" style:parent-style-name="Text_20_body" style:list-style-name="L9">
      <style:paragraph-properties fo:margin-left="0cm" fo:margin-right="0cm" fo:margin-top="0cm" fo:margin-bottom="0cm" style:contextual-spacing="false" fo:text-indent="0cm" style:auto-text-indent="false"/>
      <style:text-properties style:font-name="Times New Roman"/>
    </style:style>
    <style:style style:name="P32" style:family="paragraph" style:parent-style-name="Text_20_body" style:list-style-name="L9">
      <style:paragraph-properties fo:margin-left="0cm" fo:margin-right="0cm" fo:text-indent="0cm" style:auto-text-indent="false"/>
      <style:text-properties style:font-name="Times New Roman"/>
    </style:style>
    <style:style style:name="P33" style:family="paragraph" style:parent-style-name="Text_20_body" style:list-style-name="L10">
      <style:paragraph-properties fo:margin-left="0cm" fo:margin-right="0cm" fo:margin-top="0cm" fo:margin-bottom="0cm" style:contextual-spacing="false" fo:text-indent="0cm" style:auto-text-indent="false"/>
      <style:text-properties style:font-name="Times New Roman"/>
    </style:style>
    <style:style style:name="P34" style:family="paragraph" style:parent-style-name="Text_20_body" style:list-style-name="L10">
      <style:paragraph-properties fo:margin-left="0cm" fo:margin-right="0cm" fo:text-indent="0cm" style:auto-text-indent="false"/>
      <style:text-properties style:font-name="Times New Roman"/>
    </style:style>
    <style:style style:name="P35" style:family="paragraph" style:parent-style-name="Text_20_body" style:list-style-name="L11">
      <style:paragraph-properties fo:margin-left="0cm" fo:margin-right="0cm" fo:margin-top="0cm" fo:margin-bottom="0cm" style:contextual-spacing="false" fo:text-indent="0cm" style:auto-text-indent="false"/>
      <style:text-properties style:font-name="Times New Roman"/>
    </style:style>
    <style:style style:name="P36" style:family="paragraph" style:parent-style-name="Text_20_body" style:list-style-name="L11">
      <style:paragraph-properties fo:margin-left="0cm" fo:margin-right="0cm" fo:text-indent="0cm" style:auto-text-indent="false"/>
      <style:text-properties style:font-name="Times New Roman"/>
    </style:style>
    <style:style style:name="P37" style:family="paragraph" style:parent-style-name="Text_20_body" style:list-style-name="L12">
      <style:paragraph-properties fo:margin-left="0cm" fo:margin-right="0cm" fo:margin-top="0cm" fo:margin-bottom="0cm" style:contextual-spacing="false" fo:text-indent="0cm" style:auto-text-indent="false"/>
      <style:text-properties style:font-name="Times New Roman"/>
    </style:style>
    <style:style style:name="P38" style:family="paragraph" style:parent-style-name="Text_20_body" style:list-style-name="L12">
      <style:paragraph-properties fo:margin-left="0cm" fo:margin-right="0cm" fo:text-indent="0cm" style:auto-text-indent="false"/>
      <style:text-properties style:font-name="Times New Roman"/>
    </style:style>
    <style:style style:name="P39" style:family="paragraph" style:parent-style-name="Text_20_body">
      <style:paragraph-properties fo:margin-left="0cm" fo:margin-right="0cm" fo:text-indent="0cm" style:auto-text-indent="false"/>
      <style:text-properties style:font-name="Times New Roman" officeooo:paragraph-rsid="000a8108"/>
    </style:style>
    <style:style style:name="P40" style:family="paragraph" style:parent-style-name="Text_20_body" style:list-style-name="L13">
      <style:paragraph-properties fo:margin-left="0cm" fo:margin-right="0cm" fo:margin-top="0cm" fo:margin-bottom="0cm" style:contextual-spacing="false" fo:text-indent="0cm" style:auto-text-indent="false"/>
    </style:style>
    <style:style style:name="P41" style:family="paragraph" style:parent-style-name="Text_20_body" style:list-style-name="L13">
      <style:paragraph-properties fo:margin-left="0cm" fo:margin-right="0cm" fo:margin-top="0cm" fo:margin-bottom="0cm" style:contextual-spacing="false" fo:text-indent="0cm" style:auto-text-indent="false"/>
      <style:text-properties style:font-name="Times New Roman"/>
    </style:style>
    <style:style style:name="P42" style:family="paragraph" style:parent-style-name="Text_20_body" style:list-style-name="L13">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ext-properties officeooo:paragraph-rsid="0006e51a"/>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officeooo:rsid="0008d341"/>
    </style:style>
    <style:style style:name="T4" style:family="text">
      <style:text-properties officeooo:rsid="0010235f"/>
    </style:style>
    <style:style style:name="T5" style:family="text">
      <style:text-properties style:font-name="Times New Roman" fo:font-weight="normal" style:font-weight-asian="normal" style:font-weight-complex="normal"/>
    </style:style>
    <style:style style:name="T6" style:family="text">
      <style:text-properties style:font-name="Times New Roman" fo:font-weight="bold" style:font-weight-asian="bold" style:font-weight-complex="bold"/>
    </style:style>
    <style:style style:name="T7" style:family="text">
      <style:text-properties style:font-name="Times New Roman" officeooo:rsid="0006e51a"/>
    </style:style>
    <style:style style:name="T8" style:family="text">
      <style:text-properties style:font-name="Times New Roman" fo:language="en" fo:country="US" officeooo:rsid="0015038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A la Primera Presidencia</text:span></text:span><text:span text:style-name="T1"><text:line-break/>La Iglesia de Jesucristo de los Santos de los Últimos Días<text:line-break/>50 East North Temple Street<text:line-break/>Salt Lake City, UT 84150-1200<text:line-break/>Estados Unidos</text:span></text:p>
      <text:p text:style-name="P1"><text:span text:style-name="Strong_20_Emphasis"><text:span text:style-name="T1">Fecha:</text:span></text:span><text:span text:style-name="T1"> [Inserte fecha actual]</text:span></text:p>
      <text:p text:style-name="P2">Estimados Presidentes:</text:p>
      <text:p text:style-name="P2">Mi nombre es Alejandro Parada, soy miembro de la Iglesia en Montevideo, Uruguay, y trabajo como analista programador con enfoque en investigación ética de inteligencia artificial. Con profundo respeto por su ministerio y guía inspirada, me dirijo a ustedes para presentar una propuesta que busca fortalecer la inclusión de hermanos y hermanas que enfrentan desafíos de salud mental y diferencias neurológicas dentro de nuestras congregaciones.</text:p>
      <text:p text:style-name="P1"><text:span text:style-name="T1">Esta propuesta nace de años de estudio, experiencia personal y un sincero deseo de que la Iglesia sea un refugio para </text:span><text:span text:style-name="Emphasis"><text:span text:style-name="T1">todos</text:span></text:span><text:span text:style-name="T1"> los hijos de Dios, tal como enseñó el Salvador. No pretendo dictar política, sino suplicar con humildad que se considere una orientación institucional más clara que proteja tanto la dignidad individual como la unidad comunitaria.</text:span></text:p>
      <text:p text:style-name="P1"><text:span text:style-name="T1">Adjunto el documento completo titulado </text:span><text:span text:style-name="Strong_20_Emphasis"><text:span text:style-name="T1">“Propuesta para Inclusión Institucional en Salud Mental y Condiciones Neurológicas”</text:span></text:span><text:span text:style-name="T1"> para su consideración.</text:span></text:p>
      <text:p text:style-name="P2">Con gratitud y testimonio del Evangelio de Jesucristo,</text:p>
      <text:p text:style-name="P1"><text:span text:style-name="T1">Atentamente,<text:line-break/></text:span><text:span text:style-name="Strong_20_Emphasis"><text:span text:style-name="T1">Alejandro Parada</text:span></text:span><text:span text:style-name="T1"><text:line-break/>Montevideo, Uruguay<text:line-break/>[Correo electrónico o teléfono, opcional]</text:span></text:p>
      <text:h text:style-name="P3" text:outline-level="1"/>
      <text:h text:style-name="P4" text:outline-level="1">PROPUESTA PARA INCLUSIÓN INSTITUCIONAL EN SALUD MENTAL Y CONDICIONES NEUROLÓGICAS</text:h>
      <text:p text:style-name="P1"><text:span text:style-name="Strong_20_Emphasis"><text:span text:style-name="T1">Presentado a:</text:span></text:span><text:span text:style-name="T1"> La Primera Presidencia<text:line-break/></text:span><text:span text:style-name="Strong_20_Emphasis"><text:span text:style-name="T1">De:</text:span></text:span><text:span text:style-name="T1"> Alejandro Parada, Analista Programador y Especialista en Investigación de IA<text:line-break/></text:span><text:span text:style-name="Strong_20_Emphasis"><text:span text:style-name="T1">Fecha:</text:span></text:span><text:span text:style-name="T1"> [Inserte fecha actual]</text:span></text:p>
      <text:h text:style-name="P5" text:outline-level="2">Resumen Ejecutivo</text:h>
      <text:p text:style-name="P2">Esta propuesta aborda una necesidad creciente dentro de La Iglesia de Jesucristo de los Santos de los Últimos Días: orientación clara para incluir y apoyar a miembros con condiciones de salud mental y diferencias neurológicas que requieren procedimientos de regulación emocional no convencionales. La falta actual de dirección institucional crea sufrimiento innecesario, conflictos familiares y potencial pérdida de miembros valiosos.</text:p>
      <text:p text:style-name="P1"><text:span text:style-name="Strong_20_Emphasis"><text:span text:style-name="T1">Magnitud de la necesidad</text:span></text:span><text:span text:style-name="T1"><text:line-break/>Estudios recientes indican que:</text:span></text:p>
      <text:list text:style-name="L1">
        <text:list-item>
          <text:p text:style-name="P6">1 de cada 5 adultos experimenta condiciones de salud mental en un año dado (NIMH, 2023)</text:p>
        </text:list-item>
        <text:list-item>
          <text:p text:style-name="P6">El trastorno del espectro autista afecta a aproximadamente 1 de cada 36 niños (CDC, 2023)</text:p>
        </text:list-item>
        <text:list-item>
          <text:p text:style-name="P6">El Síndrome de Tourette afecta a cerca de 1 de cada 160 niños</text:p>
        </text:list-item>
        <text:list-item>
          <text:p text:style-name="P7">Dos de cada tres adultos reportan al menos una experiencia traumática significativa en la infancia</text:p>
        </text:list-item>
      </text:list>
      <text:p text:style-name="P2">En una estaca promedio de 3,000 miembros, esto implica que cientos podrían necesitar adaptaciones específicas. A nivel global, millones de miembros fieles se ven afectados. Esta no es una “excepción rara”, sino una realidad común que requiere preparación institucional.</text:p>
      <text:p text:style-name="P1"><text:span text:style-name="Strong_20_Emphasis"><text:span text:style-name="T1">Necesidad identificada</text:span></text:span><text:span text:style-name="T1"><text:line-break/>Miembros con condiciones que requieren estrategias de autorregulación poco comunes —como respuestas al trauma, Síndrome de Tourette, autismo u otras variaciones neurológicas— a menudo enfrentan confusión, estigma o incluso exclusión, a pesar de su rectitud espiritual y deseo de servir.</text:span></text:p>
      <text:p text:style-name="P1"><text:span text:style-name="Strong_20_Emphasis"><text:span text:style-name="T1">Solución propuesta</text:span></text:span><text:span text:style-name="T1"><text:line-break/>Una declaración institucional clara que afirme que:</text:span></text:p>
      <text:list text:style-name="L2">
        <text:list-item>
          <text:p text:style-name="P8">Las necesidades de salud mental y neurológica no afectan la dignidad del sacerdocio</text:p>
        </text:list-item>
        <text:list-item>
          <text:p text:style-name="P8">Los procedimientos de regulación no convencionales son necesidades médicas o neurológicas, no cuestiones morales</text:p>
        </text:list-item>
        <text:list-item>
          <text:p text:style-name="P8">Las comunidades deben proporcionar adaptación y apoyo, no corrección o exclusión</text:p>
        </text:list-item>
        <text:list-item>
          <text:p text:style-name="P9"><text:span text:style-name="T1">Estos principios armonizan plenamente con </text:span><text:span text:style-name="Emphasis"><text:span text:style-name="T1">La Familia: Una Proclamación al Mundo</text:span></text:span></text:p>
        </text:list-item>
      </text:list>
      <text:p text:style-name="P1"><text:soft-page-break/><text:span text:style-name="Strong_20_Emphasis"><text:span text:style-name="T1">Beneficios esperados</text:span></text:span></text:p>
      <text:list text:style-name="L3">
        <text:list-item>
          <text:p text:style-name="P10">Reducción del estigma e incremento de la inclusión</text:p>
        </text:list-item>
        <text:list-item>
          <text:p text:style-name="P10">Orientación clara para líderes locales</text:p>
        </text:list-item>
        <text:list-item>
          <text:p text:style-name="P10">Retención de miembros fieles que de otra manera podrían sentirse marginados</text:p>
        </text:list-item>
        <text:list-item>
          <text:p text:style-name="P11">Testimonio poderoso del amor semejante a Cristo</text:p>
        </text:list-item>
      </text:list>
      <text:h text:style-name="P5" text:outline-level="2">Sección I: Fundamento Científico y Doctrinal</text:h>
      <text:p text:style-name="P2">La regulación emocional es un proceso neurológico esencial. Personas con trauma temprano o diferencias neurológicas desarrollan estrategias adaptativas que, aunque no convencionales, son funcionalmente necesarias. Por ejemplo:</text:p>
      <text:list text:style-name="L4">
        <text:list-item>
          <text:p text:style-name="P12">En el Síndrome de Tourette, los tics regulan la tensión neurológica; su supresión causa angustia acumulada.</text:p>
        </text:list-item>
        <text:list-item>
          <text:p text:style-name="P12">En el autismo, los comportamientos autorregulatorios (“stimming”) son respuestas sensoriales validadas científicamente.</text:p>
        </text:list-item>
        <text:list-item>
          <text:p text:style-name="P13">En el trauma, ciertos comportamientos son respuestas automáticas del sistema nervioso, no decisiones conscientes.</text:p>
        </text:list-item>
      </text:list>
      <text:p text:style-name="P2">Estas estrategias se distinguen de preferencias arbitrarias porque son consistentes, resistentes a la voluntad, no dañinas y permiten un funcionamiento social efectivo.</text:p>
      <text:h text:style-name="P5" text:outline-level="2">Sección II: Armonía Doctrinal</text:h>
      <text:p text:style-name="P2">La doctrina de la Iglesia respalda plenamente esta inclusión:</text:p>
      <text:list text:style-name="L5">
        <text:list-item>
          <text:p text:style-name="P14"><text:span text:style-name="Strong_20_Emphasis"><text:span text:style-name="T1">“Jehová mira el corazón”</text:span></text:span><text:span text:style-name="T1"> (1 Samuel 16:7): La dignidad espiritual no depende de la salud mental.</text:span></text:p>
        </text:list-item>
        <text:list-item>
          <text:p text:style-name="P14"><text:span text:style-name="Strong_20_Emphasis"><text:span text:style-name="T1">La Proclamación sobre la Familia</text:span></text:span><text:span text:style-name="T1"> reconoce que </text:span><text:span text:style-name="Emphasis"><text:span text:style-name="T1">“otras circunstancias pueden requerir una adaptación individual.”</text:span></text:span><text:span text:style-name="T1"> Las necesidades neurológicas y de salud mental claramente entran en esta categoría.</text:span></text:p>
        </text:list-item>
        <text:list-item>
          <text:p text:style-name="P14"><text:span text:style-name="Strong_20_Emphasis"><text:span text:style-name="T1">La Expiación de Cristo</text:span></text:span><text:span text:style-name="T1"> abarca </text:span><text:span text:style-name="Emphasis"><text:span text:style-name="T1">“enfermedades”</text:span></text:span><text:span text:style-name="T1"> y </text:span><text:span text:style-name="Emphasis"><text:span text:style-name="T1">“dolencias”</text:span></text:span><text:span text:style-name="T1"> (Isaías 53:4; Alma 7:11–12), incluyendo el sufrimiento psicológico.</text:span></text:p>
        </text:list-item>
        <text:list-item>
          <text:p text:style-name="P15"><text:span text:style-name="Strong_20_Emphasis"><text:span text:style-name="T1">El criterio para el sacerdocio</text:span></text:span><text:span text:style-name="T1"> se basa en rectitud moral, testimonio y deseo de servir —no en métodos de autorregulación.</text:span></text:p>
        </text:list-item>
      </text:list>
      <text:p text:style-name="P2">El Salvador nunca exigió explicaciones antes de sanar. Al contrario, extendía la mano especialmente a quienes la sociedad marginaba.</text:p>
      <text:p text:style-name="P2">Líderes actuales han reforzado este enfoque:</text:p>
      <text:p text:style-name="P16">“Otra verdad que es evidente aquí son los instrumentos que usó el Creador del cielo y de la tierra, y de todo lo que en ellos hay, para proveer este milagro (dar la vista al ciego): ¡saliva y algo de tierra! Esos ingredientes tan poco probables declaran que <text:span text:style-name="T2">Dios puede bendecirnos mediante cualquier método que Él escoja.</text:span> ... qué fácil nos es desdeñar la fuente de nuestra redención debido a que <text:span text:style-name="T2">los ingredientes y los medios parecen ser vergonzosamente sencillos</text:span>.”<text:line-break/><text:soft-page-break/>— Elder Jeffrey R. Holland <text:s/>Conferencia General, Octubre 2025, “Mis ojos ven por fin”</text:p>
      <text:p text:style-name="P17"><text:s/>“El Salvador no excluye a nadie. Él extiende la mano a todos, especialmente a los que se sienten marginados.”<text:line-break/>— Elder Dale G. Renlund, Conferencia General, Abril 2021, “El poder sanador del Salvador”</text:p>
      <text:p text:style-name="P16">“Si su camino tiene que ver con condiciones mentales o emocionales, sepan esto: no hay motivo para avergonzarse de recibir ayuda.”<text:line-break/>— Elder Jeffrey R. Holland, Conferencia General, octubre de 2013 </text:p>
      <text:p text:style-name="P18">“Dejen de juzgar. Dejen de criticar. Dejen de condenar. ¡Comiencen a ministrar!”<text:line-break/>— Elder Dieter F. Uchtdorf, octubre de 2019 </text:p>
      <text:p text:style-name="P18">“Nunca sabemos lo que alguien está enfrentando. Por eso, debemos ser compasivos.”<text:line-break/>— Hermana Reyna I. Aburto, abril de 2019 </text:p>
      <text:p text:style-name="P1"><text:span text:style-name="Strong_20_Emphasis"><text:span text:style-name="T1">El hecho de que “otras circunstancias pueden requerir una adaptación individual” (La Familia: Una Proclamación al Mundo) y aunque no lo entendamos todo, no querer aceptarlo con humildad y empatía de corazón es negar que “...las tiernas misericordias del Señor se extienden sobre todos...” sus hijos (1 Nefi 8:20). Recordemos la enseñanza del Salvador: “Bienaventurados los misericordiosos, porque ellos alcanzarán misericordia” (Mateo 5:7).</text:span></text:span></text:p>
      <text:h text:style-name="P19" text:outline-level="2"><text:span text:style-name="T1">Sección III: Declaración Institucional Propuesta</text:span></text:h>
      <text:p text:style-name="P1"><text:span text:style-name="Strong_20_Emphasis"><text:span text:style-name="T1">A los líderes del sacerdocio y organizaciones auxiliares de todo el mundo:</text:span></text:span></text:p>
      <text:p text:style-name="P2">Como seguidores de Jesucristo, ministramos a todos los hijos de nuestro Padre Celestial sin excepción. Esto incluye a miembros que enfrentan desafíos de salud mental y diferencias neurológicas que requieren formas poco comunes de regulación emocional.</text:p>
      <text:h text:style-name="P20" text:outline-level="3">Acceso al sacerdocio y ordenanzas</text:h>
      <text:p text:style-name="P1"><text:span text:style-name="T1">Las condiciones de salud mental y diferencias neurológicas —incluyendo aquellas que requieren procedimientos de autorregulación no convencionales— </text:span><text:span text:style-name="Strong_20_Emphasis"><text:span text:style-name="T1">no afectan el acceso de un miembro digno al sacerdocio, ordenanzas u oportunidades de servicio</text:span></text:span><text:span text:style-name="T1">.</text:span></text:p>
      <text:p text:style-name="P2">Esto incluye a individuos que requieren:</text:p>
      <text:list text:style-name="L6">
        <text:list-item>
          <text:p text:style-name="P21">Dispositivos terapéuticos o médicos</text:p>
        </text:list-item>
        <text:list-item>
          <text:p text:style-name="P21">Acomodaciones sensoriales</text:p>
        </text:list-item>
        <text:list-item>
          <text:p text:style-name="P21">Artículos de cuidado personal para regulación emocional</text:p>
        </text:list-item>
        <text:list-item>
          <text:p text:style-name="P21">Manejo de movimientos o comportamientos involuntarios</text:p>
        </text:list-item>
        <text:list-item>
          <text:p text:style-name="P22">Otras adaptaciones médicamente indicadas</text:p>
        </text:list-item>
      </text:list>
      <text:p text:style-name="P2">Cuando estas necesidades son supervisadas por profesionales o son inherentes a la condición neurológica, deben ser respetadas en todos los entornos de la Iglesia.</text:p>
      <text:p text:style-name="P23">Elder Jeffrey R. Holland:</text:p>
      <text:p text:style-name="P23">“Otra verdad que es evidente aquí son los instrumentos que usó el Creador del cielo y de la tierra, y de todo lo que en ellos hay, para proveer este milagro (dar la vista al ciego): ¡saliva y algo de tierra! Esos ingredientes tan poco probables declaran que <text:span text:style-name="T2">Dios puede bendecirnos mediante cualquier método que Él escoja.</text:span> ... qué fácil nos es desdeñar la fuente de nuestra redención debido a que <text:span text:style-name="T2">los ingredientes y los medios parecen ser vergonzosamente sencillos</text:span>.”<text:line-break/>Conferencia General, Octubre 2025, “Mis ojos ven por fin”</text:p>
      <text:h text:style-name="P20" text:outline-level="3">Principios de comprensión</text:h>
      <text:list text:style-name="L7">
        <text:list-item>
          <text:p text:style-name="P24"><text:span text:style-name="Strong_20_Emphasis"><text:span text:style-name="T1">No juzgar</text:span></text:span><text:span text:style-name="T1">: Recordar que “Jehová mira el corazón.”</text:span></text:p>
        </text:list-item>
        <text:list-item>
          <text:p text:style-name="P24"><text:span text:style-name="Strong_20_Emphasis"><text:span text:style-name="T1">No excluir</text:span></text:span><text:span text:style-name="T1">: Ningún comportamiento relacionado con salud mental debe causar exclusión.</text:span></text:p>
        </text:list-item>
        <text:list-item>
          <text:p text:style-name="P24"><text:span text:style-name="Strong_20_Emphasis"><text:span text:style-name="T1">No malinterpretar</text:span></text:span><text:span text:style-name="T1">: Abordar lo desconocido con humildad, no con suposiciones.</text:span></text:p>
        </text:list-item>
        <text:list-item>
          <text:p text:style-name="P25"><text:span text:style-name="Strong_20_Emphasis"><text:span text:style-name="T1">No coaccionar</text:span></text:span><text:span text:style-name="T1">: Nadie debe usar presión emocional o manipulación espiritual para exigir el abandono de un recurso de regulación emocional legítimo. Tampoco es apropiado poner a niños como escudo para forzar dicho abandono.</text:span></text:p>
        </text:list-item>
        <text:list-item>
          <text:p text:style-name="P26"><text:span text:style-name="T2">No proviene de arriba forzar a alguien</text:span> a elegir entre un recurso de regulaci<text:span text:style-name="T3">ó</text:span>n emocional legítimo o su familia <text:span text:style-name="T3">y</text:span> <text:span text:style-name="T3">mucho menos el preferir la separación de la familia </text:span><text:span text:style-name="T4">por suponer que es un capicho, </text:span><text:span text:style-name="T3"><text:s/>que tener un corazón compasivo. </text:span>Los principios del <text:soft-page-break/>evangelio operan “por persuasión, por longanimidad, por benignidad” (D. y C. 121:41).</text:p>
        </text:list-item>
        <text:list-item>
          <text:p text:style-name="P27"><text:span text:style-name="Strong_20_Emphasis"><text:span text:style-name="T5">El hecho de que “otras circunstancias pueden requerir una adaptación individual” (La Familia: Una Proclamación al Mundo) y aunque no lo entendamos todo, no querer aceptarlo con humildad y empatía de corazón es negar que “...las tiernas misericordias del Señor se extienden sobre todos...” sus hijos (1 Nefi 8:20). Recordemos la enseñanza del Salvador: “</text:span></text:span><text:span text:style-name="Strong_20_Emphasis"><text:span text:style-name="T6">Bienaventurados los misericordiosos, porque ellos alcanzarán misericordia</text:span></text:span><text:span text:style-name="Strong_20_Emphasis"><text:span text:style-name="T5">” (Mateo 5:7).</text:span></text:span></text:p>
        </text:list-item>
      </text:list>
      <text:h text:style-name="P20" text:outline-level="3">Orientación para líderes</text:h>
      <text:p text:style-name="P2">Los líderes locales deben:</text:p>
      <text:list text:style-name="L8">
        <text:list-item>
          <text:p text:style-name="P28">Recibir a todos los miembros con amor</text:p>
        </text:list-item>
        <text:list-item>
          <text:p text:style-name="P28">Reconocer que estas circunstancias requieren adaptación individual</text:p>
        </text:list-item>
        <text:list-item>
          <text:p text:style-name="P28">Consultar con profesionales cuando sea apropiado</text:p>
        </text:list-item>
        <text:list-item>
          <text:p text:style-name="P28">Hacer adaptaciones físicas y procedimentales necesarias</text:p>
        </text:list-item>
        <text:list-item>
          <text:p text:style-name="P28">Educar a las congregaciones sobre inclusión</text:p>
        </text:list-item>
        <text:list-item>
          <text:p text:style-name="P29">Facilitar apoyo familiar y comunitario</text:p>
        </text:list-item>
      </text:list>
      <text:h text:style-name="P20" text:outline-level="3">Mensaje de esperanza</text:h>
      <text:p text:style-name="P2">La expiación de Cristo abarca todo sufrimiento humano. Cada persona es preciosa para Dios. Cada camino de sanación buscado con fe es sagrado.</text:p>
      <text:p text:style-name="P2">Invitamos a todas las familias, barrios y estacas a convertirse en refugios de comprensión. Al hacerlo, demostramos amor semejante a Cristo.</text:p>
      <text:p text:style-name="P18">“Recibíos los unos a los otros, como también Cristo nos recibió, para gloria de Dios.” (Romanos 15:7) </text:p>
      <text:p text:style-name="P30">Sinceramente, <text:line-break/>La Primera Presidencia.</text:p>
      <text:h text:style-name="P5" text:outline-level="2">Implementación Gradual Sugerida</text:h>
      <text:p text:style-name="P2">Para una adopción efectiva y sostenible, se propone:</text:p>
      <text:p text:style-name="P1"><text:span text:style-name="Strong_20_Emphasis"><text:span text:style-name="T1">Fase 1 (0–6 meses):</text:span></text:span></text:p>
      <text:list text:style-name="L9">
        <text:list-item>
          <text:p text:style-name="P31">Comunicado de la Primera Presidencia reafirmando principios de amor y adaptación</text:p>
        </text:list-item>
        <text:list-item>
          <text:p text:style-name="P32">Capacitación a Autoridades Generales y de Área</text:p>
        </text:list-item>
      </text:list>
      <text:p text:style-name="P1"><text:span text:style-name="Strong_20_Emphasis"><text:span text:style-name="T1">Fase 2 (6–12 meses):</text:span></text:span></text:p>
      <text:list text:style-name="L10">
        <text:list-item>
          <text:p text:style-name="P33">Capacitación en línea para obispos y líderes de estaca</text:p>
        </text:list-item>
        <text:list-item>
          <text:p text:style-name="P33">Actualización de manuales oficiales</text:p>
        </text:list-item>
        <text:list-item>
          <text:p text:style-name="P34">Publicación de recursos en ChurchofJesusChrist.org</text:p>
        </text:list-item>
      </text:list>
      <text:p text:style-name="P1"><text:span text:style-name="Strong_20_Emphasis"><text:span text:style-name="T1">Fase 3 (1–2 años):</text:span></text:span></text:p>
      <text:list text:style-name="L11">
        <text:list-item>
          <text:p text:style-name="P35"><text:soft-page-break/>Integración en capacitación de nuevos líderes</text:p>
        </text:list-item>
        <text:list-item>
          <text:p text:style-name="P36">Evaluación mediante encuestas y estacas piloto</text:p>
        </text:list-item>
      </text:list>
      <text:p text:style-name="P1"><text:span text:style-name="Strong_20_Emphasis"><text:span text:style-name="T1">Fase 4 (Continuo):</text:span></text:span></text:p>
      <text:list text:style-name="L12">
        <text:list-item>
          <text:p text:style-name="P37">Actualización periódica con base en ciencia y revelación</text:p>
        </text:list-item>
        <text:list-item>
          <text:p text:style-name="P38">Compartir testimonios de éxito (con consentimiento)</text:p>
        </text:list-item>
      </text:list>
      <text:h text:style-name="P5" text:outline-level="2">Conclusión</text:h>
      <text:p text:style-name="P2">Esta propuesta busca extender orientación institucional clara que proteja tanto la dignidad individual como la cohesión comunitaria. La evidencia científica es robusta, el fundamento doctrinal es sólido y la necesidad es genuina.</text:p>
      <text:p text:style-name="P2">Respetuosamente solicito que la Primera Presidencia considere esta propuesta y proporcione dirección inspirada sobre cómo apoyar a miembros con necesidades de salud mental y neurológicas.</text:p>
      <text:p text:style-name="P39">Sé que el Señor ama a cada uno de Sus hijos, sin importar cómo se manifieste su lucha. Que Su Iglesia sea un refugio donde todos puedan sentirse vistos, valorados y amados.<text:line-break/></text:p>
      <text:p text:style-name="P1"><text:span text:style-name="Strong_20_Emphasis"><text:span text:style-name="T1">Referencias seleccionadas</text:span></text:span></text:p>
      <text:list text:style-name="L13">
        <text:list-item>
          <text:p text:style-name="P40"><text:span text:style-name="T1">Van der Kolk, B.A. (2014). </text:span><text:span text:style-name="Emphasis"><text:span text:style-name="T1">El cuerpo lleva la cuenta</text:span></text:span></text:p>
        </text:list-item>
        <text:list-item>
          <text:p text:style-name="P41">CDC (2023). Datos sobre autismo</text:p>
        </text:list-item>
        <text:list-item>
          <text:p text:style-name="P41">NIMH (2023). Estadísticas de salud mental</text:p>
        </text:list-item>
        <text:list-item>
          <text:p text:style-name="P41">Conferencias Generales citadas (2013–2021)</text:p>
        </text:list-item>
        <text:list-item>
          <text:p text:style-name="P42"><text:span text:style-name="Emphasis"><text:span text:style-name="T1">La Familia: Una Proclamación al Mundo</text:span></text:span></text:p>
        </text:list-item>
      </text:list>
      <text:p text:style-name="P43"><text:span text:style-name="Strong_20_Emphasis"><text:span text:style-name="T1"/></text:span></text:p>
      <text:p text:style-name="P43"><text:span text:style-name="Strong_20_Emphasis"><text:span text:style-name="T1"/></text:span></text:p>
      <text:p text:style-name="P43"><text:span text:style-name="Strong_20_Emphasis"><text:span text:style-name="T1">Contacto:</text:span></text:span><text:span text:style-name="T1"> Alejandro Parada, Montevideo, Uruguay<text:line-break/>Documento completo disponible en: </text:span><text:a xlink:type="simple" xlink:href="https://inner-clarity.github.io/InnerSight/" text:style-name="Internet_20_link" text:visited-style-name="Visited_20_Internet_20_Link"><text:span text:style-name="T1">https://inner-clarity.github.io/InnerSight/</text:span></text:a><text:span text:style-name="T1"><text:line-break/></text:span><text:span text:style-name="T7">Ayuda para mimbros y lideres en</text:span><text:span text:style-name="T8">: </text:span><text:a xlink:type="simple" xlink:href="https://inner-clarity.github.io/InnerSight/" text:style-name="Internet_20_link" text:visited-style-name="Visited_20_Internet_20_Link"><text:span text:style-name="T8">https://inner-clarity.github.io/ClearPath/</text:span></text:a></text:p>
      <text:p text:style-name="P2"><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UY"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style:page-number="auto"/>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7T13:44:54.805882800</meta:creation-date>
    <dc:date>2025-10-27T17:37:18.111265700</dc:date>
    <meta:editing-duration>PT3H16M41S</meta:editing-duration>
    <meta:editing-cycles>9</meta:editing-cycles>
    <meta:generator>LibreOffice/25.2.5.2$Windows_X86_64 LibreOffice_project/03d19516eb2e1dd5d4ccd751a0d6f35f35e08022</meta:generator>
    <meta:document-statistic meta:table-count="0" meta:image-count="0" meta:object-count="0" meta:page-count="7" meta:paragraph-count="110" meta:word-count="1805" meta:character-count="12123" meta:non-whitespace-character-count="10467"/>
  </office:meta>
</office:document-meta>
</file>